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938278"/>
          <table:table-cell office:value-type="float" office:value="0.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0105"/>
          <table:table-cell office:value-type="float" office:value="0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4505"/>
          <table:table-cell office:value-type="float" office:value="0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3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952825"/>
          <table:table-cell office:value-type="float" office:value="0.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8795"/>
          <table:table-cell office:value-type="float" office:value="0.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3344"/>
          <table:table-cell office:value-type="float" office:value="0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916193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30482"/>
          <table:table-cell office:value-type="float" office:value="0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50291"/>
          <table:table-cell office:value-type="float" office:value="0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1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940323"/>
          <table:table-cell office:value-type="float" office:value="0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47519"/>
          <table:table-cell office:value-type="float" office:value="0.4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2366"/>
          <table:table-cell office:value-type="float" office:value="0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0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916379"/>
          <table:table-cell office:value-type="float" office:value="0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6054"/>
          <table:table-cell office:value-type="float" office:value="0.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9327"/>
          <table:table-cell office:value-type="float" office:value="0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973335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278"/>
          <table:table-cell office:value-type="float" office:value="0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8526"/>
          <table:table-cell office:value-type="float" office:value="0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9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945367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9409"/>
          <table:table-cell office:value-type="float" office:value="0.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1091"/>
          <table:table-cell office:value-type="float" office:value="0.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5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865859"/>
          <table:table-cell office:value-type="float" office:value="0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01472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9631"/>
          <table:table-cell office:value-type="float" office:value="0.4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7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955336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4443"/>
          <table:table-cell office:value-type="float" office:value="0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6057"/>
          <table:table-cell office:value-type="float" office:value="0.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7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906174"/>
          <table:table-cell office:value-type="float" office:value="0.4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265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8791"/>
          <table:table-cell office:value-type="float" office:value="0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5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50427"/>
          <table:table-cell office:value-type="float" office:value="0.40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4.0"/>
          <table:table-cell office:value-type="float" office:value="424.0"/>
          <table:table-cell office:value-type="float" office:value="36029.0"/>
          <table:table-cell office:value-type="float" office:value="110752.0"/>
          <table:table-cell office:value-type="float" office:value="121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8787"/>
          <table:table-cell office:value-type="float" office:value="0.35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71.0"/>
          <table:table-cell office:value-type="float" office:value="36029.0"/>
          <table:table-cell office:value-type="float" office:value="110752.0"/>
          <table:table-cell office:value-type="float" office:value="122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29189"/>
          <table:table-cell office:value-type="float" office:value="0.36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557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2084"/>
          <table:table-cell office:value-type="float" office:value="0.40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4.0"/>
          <table:table-cell office:value-type="float" office:value="483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2154"/>
          <table:table-cell office:value-type="float" office:value="0.4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73.0"/>
          <table:table-cell office:value-type="float" office:value="36029.0"/>
          <table:table-cell office:value-type="float" office:value="110744.0"/>
          <table:table-cell office:value-type="float" office:value="119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1364"/>
          <table:table-cell office:value-type="float" office:value="0.37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09.0"/>
          <table:table-cell office:value-type="float" office:value="36029.0"/>
          <table:table-cell office:value-type="float" office:value="110744.0"/>
          <table:table-cell office:value-type="float" office:value="113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4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07223"/>
          <table:table-cell office:value-type="float" office:value="0.43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2.0"/>
          <table:table-cell office:value-type="float" office:value="971.0"/>
          <table:table-cell office:value-type="float" office:value="36029.0"/>
          <table:table-cell office:value-type="float" office:value="110762.0"/>
          <table:table-cell office:value-type="float" office:value="121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76585"/>
          <table:table-cell office:value-type="float" office:value="0.42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6.0"/>
          <table:table-cell office:value-type="float" office:value="1608.0"/>
          <table:table-cell office:value-type="float" office:value="36029.0"/>
          <table:table-cell office:value-type="float" office:value="110762.0"/>
          <table:table-cell office:value-type="float" office:value="121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07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57405"/>
          <table:table-cell office:value-type="float" office:value="0.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02.0"/>
          <table:table-cell office:value-type="float" office:value="36029.0"/>
          <table:table-cell office:value-type="float" office:value="110752.0"/>
          <table:table-cell office:value-type="float" office:value="122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2086"/>
          <table:table-cell office:value-type="float" office:value="0.36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293.0"/>
          <table:table-cell office:value-type="float" office:value="36029.0"/>
          <table:table-cell office:value-type="float" office:value="110752.0"/>
          <table:table-cell office:value-type="float" office:value="122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1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88636"/>
          <table:table-cell office:value-type="float" office:value="0.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7734"/>
          <table:table-cell office:value-type="float" office:value="0.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0192"/>
          <table:table-cell office:value-type="float" office:value="0.3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1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904086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0925"/>
          <table:table-cell office:value-type="float" office:value="0.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2017"/>
          <table:table-cell office:value-type="float" office:value="0.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5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917932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97425"/>
          <table:table-cell office:value-type="float" office:value="0.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6974"/>
          <table:table-cell office:value-type="float" office:value="0.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5749"/>
          <table:table-cell office:value-type="float" office:value="0.99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575.0"/>
          <table:table-cell office:value-type="float" office:value="74943.0"/>
          <table:table-cell office:value-type="float" office:value="231620.0"/>
          <table:table-cell office:value-type="float" office:value="147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2894"/>
          <table:table-cell office:value-type="float" office:value="0.67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65.0"/>
          <table:table-cell office:value-type="float" office:value="1176.0"/>
          <table:table-cell office:value-type="float" office:value="74943.0"/>
          <table:table-cell office:value-type="float" office:value="231620.0"/>
          <table:table-cell office:value-type="float" office:value="14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60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890988"/>
          <table:table-cell office:value-type="float" office:value="0.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8008"/>
          <table:table-cell office:value-type="float" office:value="0.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51167"/>
          <table:table-cell office:value-type="float" office:value="0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0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8759"/>
          <table:table-cell office:value-type="float" office:value="0.30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0.0"/>
          <table:table-cell office:value-type="float" office:value="1050.0"/>
          <table:table-cell office:value-type="float" office:value="12039.0"/>
          <table:table-cell office:value-type="float" office:value="38386.0"/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98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58171"/>
          <table:table-cell office:value-type="float" office:value="0.31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5.0"/>
          <table:table-cell office:value-type="float" office:value="604.0"/>
          <table:table-cell office:value-type="float" office:value="12039.0"/>
          <table:table-cell office:value-type="float" office:value="38386.0"/>
          <table:table-cell office:value-type="float" office:value="107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67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13:Instances.AH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T23:Instances.T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23:Instances.AH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